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3pt" fo:font-weight="bold" officeooo:rsid="000482ab" officeooo:paragraph-rsid="000482ab" style:font-size-asian="11.3500003814697pt" style:font-weight-asian="bold" style:font-size-complex="13pt" style:font-weight-complex="bold"/>
    </style:style>
    <style:style style:name="P2" style:family="paragraph" style:parent-style-name="Standard">
      <style:paragraph-properties fo:text-align="start" style:justify-single-word="false"/>
      <style:text-properties fo:font-size="13pt" fo:font-weight="bold" officeooo:rsid="001947a2" officeooo:paragraph-rsid="001947a2"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font-size="13pt" fo:font-weight="normal" officeooo:rsid="000482ab" officeooo:paragraph-rsid="000482ab"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font-size="13pt" fo:font-weight="normal" officeooo:rsid="000482ab" officeooo:paragraph-rsid="0008bf9a"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font-size="13pt" fo:font-weight="normal" officeooo:rsid="000b3a8b" officeooo:paragraph-rsid="000b3a8b"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officeooo:paragraph-rsid="000cbe64"/>
    </style:style>
    <style:style style:name="P7" style:family="paragraph" style:parent-style-name="Standard">
      <style:paragraph-properties fo:text-align="start" style:justify-single-word="false"/>
      <style:text-properties fo:font-weight="bold" officeooo:rsid="001947a2" officeooo:paragraph-rsid="001947a2" style:font-weight-asian="bold" style:font-weight-complex="bold"/>
    </style:style>
    <style:style style:name="P8" style:family="paragraph" style:parent-style-name="Standard" style:list-style-name="L1">
      <style:paragraph-properties fo:text-align="start" style:justify-single-word="false"/>
      <style:text-properties officeooo:rsid="000e716f" officeooo:paragraph-rsid="000e716f"/>
    </style:style>
    <style:style style:name="P9" style:family="paragraph" style:parent-style-name="Standard" style:list-style-name="L1">
      <style:paragraph-properties fo:text-align="start" style:justify-single-word="false"/>
      <style:text-properties officeooo:rsid="000e716f" officeooo:paragraph-rsid="0013d750"/>
    </style:style>
    <style:style style:name="P10" style:family="paragraph" style:parent-style-name="Standard">
      <style:paragraph-properties fo:text-align="start" style:justify-single-word="false"/>
      <style:text-properties fo:font-size="13pt" fo:font-weight="normal" officeooo:rsid="00113632" officeooo:paragraph-rsid="0013d750" style:font-size-asian="11.3500003814697pt" style:font-weight-asian="normal" style:font-size-complex="13pt" style:font-weight-complex="normal"/>
    </style:style>
    <style:style style:name="P11" style:family="paragraph" style:parent-style-name="Standard" style:list-style-name="L1">
      <style:paragraph-properties fo:text-align="start" style:justify-single-word="false"/>
      <style:text-properties fo:font-size="13pt" fo:font-weight="normal" officeooo:rsid="00113632" officeooo:paragraph-rsid="0013d750" style:font-size-asian="11.3500003814697pt" style:font-weight-asian="normal" style:font-size-complex="13pt" style:font-weight-complex="normal"/>
    </style:style>
    <style:style style:name="P12" style:family="paragraph" style:parent-style-name="Standard" style:list-style-name="L1">
      <style:paragraph-properties fo:text-align="start" style:justify-single-word="false"/>
      <style:text-properties fo:font-size="13pt" fo:font-weight="normal" officeooo:rsid="0013fbc7" officeooo:paragraph-rsid="0013fbc7"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13fbc7" officeooo:paragraph-rsid="0013fbc7" style:font-size-asian="11.3500003814697pt" style:font-weight-asian="normal" style:font-size-complex="13pt" style:font-weight-complex="normal"/>
    </style:style>
    <style:style style:name="P14" style:family="paragraph" style:parent-style-name="Standard" style:list-style-name="L1">
      <style:paragraph-properties fo:text-align="start" style:justify-single-word="false"/>
      <style:text-properties fo:font-size="13pt" fo:font-weight="normal" officeooo:rsid="0012855e" officeooo:paragraph-rsid="0013d750"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157ab6" officeooo:paragraph-rsid="0013fbc7"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17e12b" officeooo:paragraph-rsid="0013fbc7"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normal" officeooo:rsid="001947a2" officeooo:paragraph-rsid="001947a2"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normal" officeooo:rsid="001e91bc" officeooo:paragraph-rsid="001e91bc"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font-weight="normal" officeooo:rsid="002181e6" officeooo:paragraph-rsid="002181e6"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font-weight="normal" officeooo:rsid="000482ab" officeooo:paragraph-rsid="00231641" style:font-size-asian="11.3500003814697pt" style:font-weight-asian="normal" style:font-size-complex="13pt" style:font-weight-complex="normal"/>
    </style:style>
    <style:style style:name="P21" style:family="paragraph" style:parent-style-name="Standard">
      <style:paragraph-properties fo:text-align="center" style:justify-single-word="false"/>
      <style:text-properties fo:font-size="13pt" fo:font-weight="normal" officeooo:rsid="000482ab" officeooo:paragraph-rsid="000482ab"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officeooo:rsid="000b3a8b" officeooo:paragraph-rsid="000b3a8b"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bold" officeooo:rsid="001947a2" officeooo:paragraph-rsid="001947a2" style:font-size-asian="11.3500003814697pt" style:font-weight-asian="bold" style:font-size-complex="13pt" style:font-weight-complex="bold"/>
    </style:style>
    <style:style style:name="P24" style:family="paragraph" style:parent-style-name="Standard">
      <style:paragraph-properties fo:text-align="start" style:justify-single-word="false"/>
      <style:text-properties fo:font-size="13pt" fo:font-weight="bold" officeooo:rsid="001e91bc" officeooo:paragraph-rsid="001e91bc" style:font-size-asian="11.3500003814697pt" style:font-weight-asian="bold" style:font-size-complex="13pt" style:font-weight-complex="bold"/>
    </style:style>
    <style:style style:name="P25" style:family="paragraph" style:parent-style-name="Standard">
      <style:paragraph-properties fo:text-align="start" style:justify-single-word="false"/>
      <style:text-properties fo:font-size="13pt" fo:font-weight="bold" officeooo:rsid="0020859e" officeooo:paragraph-rsid="0020859e" style:font-size-asian="11.3500003814697pt" style:font-weight-asian="bold" style:font-size-complex="13pt" style:font-weight-complex="bold"/>
    </style:style>
    <style:style style:name="P26" style:family="paragraph" style:parent-style-name="Standard">
      <style:paragraph-properties fo:text-align="start" style:justify-single-word="false"/>
      <style:text-properties officeooo:paragraph-rsid="000482ab"/>
    </style:style>
    <style:style style:name="P27" style:family="paragraph" style:parent-style-name="Standard">
      <style:paragraph-properties fo:text-align="start" style:justify-single-word="false"/>
      <style:text-properties officeooo:paragraph-rsid="000cbe64"/>
    </style:style>
    <style:style style:name="P28" style:family="paragraph" style:parent-style-name="Standard" style:list-style-name="L11">
      <style:paragraph-properties fo:text-align="start" style:justify-single-word="false"/>
      <style:text-properties officeooo:paragraph-rsid="0016a250"/>
    </style:style>
    <style:style style:name="P29" style:family="paragraph" style:parent-style-name="Standard">
      <style:paragraph-properties fo:text-align="start" style:justify-single-word="false"/>
      <style:text-properties officeooo:rsid="001947a2" officeooo:paragraph-rsid="001947a2"/>
    </style:style>
    <style:style style:name="P30" style:family="paragraph" style:parent-style-name="Standard">
      <style:paragraph-properties fo:text-align="start" style:justify-single-word="false"/>
      <style:text-properties officeooo:rsid="001947a2" officeooo:paragraph-rsid="0016a250"/>
    </style:style>
    <style:style style:name="P31" style:family="paragraph" style:parent-style-name="Standard">
      <style:paragraph-properties fo:text-align="start" style:justify-single-word="false"/>
      <style:text-properties fo:font-weight="bold" officeooo:rsid="001e8120" officeooo:paragraph-rsid="001e8120" style:font-weight-asian="bold" style:font-weight-complex="bold"/>
    </style:style>
    <style:style style:name="P32" style:family="paragraph" style:parent-style-name="Standard">
      <style:paragraph-properties fo:text-align="start" style:justify-single-word="false"/>
      <style:text-properties fo:font-weight="bold" officeooo:rsid="00231641" officeooo:paragraph-rsid="00231641" style:font-weight-asian="bold" style:font-weight-complex="bold"/>
    </style:style>
    <style:style style:name="P33" style:family="paragraph" style:parent-style-name="Standard">
      <style:paragraph-properties fo:text-align="start" style:justify-single-word="false"/>
      <style:text-properties fo:font-weight="normal" officeooo:rsid="001e8120" officeooo:paragraph-rsid="001e8120" style:font-weight-asian="normal" style:font-weight-complex="normal"/>
    </style:style>
    <style:style style:name="P34" style:family="paragraph" style:parent-style-name="Standard" style:list-style-name="L4">
      <style:paragraph-properties fo:text-align="start" style:justify-single-word="false"/>
      <style:text-properties fo:font-weight="normal" officeooo:rsid="00249a28" officeooo:paragraph-rsid="00249a28" style:font-weight-asian="normal" style:font-weight-complex="normal"/>
    </style:style>
    <style:style style:name="P35" style:family="paragraph" style:parent-style-name="Standard" style:list-style-name="L3">
      <style:paragraph-properties fo:text-align="start" style:justify-single-word="false"/>
      <style:text-properties officeooo:rsid="0020859e" officeooo:paragraph-rsid="0020859e"/>
    </style:style>
    <style:style style:name="P36" style:family="paragraph" style:parent-style-name="Standard" style:list-style-name="L3">
      <style:paragraph-properties fo:text-align="start" style:justify-single-word="false"/>
      <style:text-properties officeooo:rsid="002181e6" officeooo:paragraph-rsid="002181e6"/>
    </style:style>
    <style:style style:name="P37" style:family="paragraph" style:parent-style-name="Standard">
      <style:paragraph-properties fo:text-align="start" style:justify-single-word="false"/>
      <style:text-properties officeooo:rsid="002181e6" officeooo:paragraph-rsid="002181e6"/>
    </style:style>
    <style:style style:name="P38" style:family="paragraph" style:parent-style-name="Standard">
      <style:paragraph-properties fo:text-align="start" style:justify-single-word="false"/>
      <style:text-properties fo:font-size="14pt" fo:font-weight="bold" officeooo:rsid="002181e6" officeooo:paragraph-rsid="002181e6"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0a2501" officeooo:paragraph-rsid="000a2501"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bold" officeooo:rsid="000cbe64" officeooo:paragraph-rsid="000cbe64" style:font-size-asian="14pt" style:font-weight-asian="bold" style:font-size-complex="14pt" style:font-weight-complex="bold"/>
    </style:style>
    <style:style style:name="P41" style:family="paragraph" style:parent-style-name="Standard">
      <style:paragraph-properties fo:text-align="start" style:justify-single-word="false"/>
      <style:text-properties fo:font-size="14pt" fo:font-weight="bold" officeooo:paragraph-rsid="000482ab" style:font-size-asian="14pt" style:font-weight-asian="bold" style:font-size-complex="14pt" style:font-weight-complex="bold"/>
    </style:style>
    <style:style style:name="P42" style:family="paragraph" style:parent-style-name="Standard" style:list-style-name="L3">
      <style:paragraph-properties fo:text-align="start" style:justify-single-word="false"/>
      <style:text-properties officeooo:rsid="002609cc" officeooo:paragraph-rsid="0020859e"/>
    </style:style>
    <style:style style:name="P43" style:family="paragraph" style:parent-style-name="Text_20_body" style:list-style-name="L1">
      <style:paragraph-properties fo:text-align="start" style:justify-single-word="false"/>
      <style:text-properties officeooo:rsid="0013d750" officeooo:paragraph-rsid="0013fbc7"/>
    </style:style>
    <style:style style:name="P44" style:family="paragraph" style:parent-style-name="Text_20_body" style:list-style-name="L1">
      <style:paragraph-properties fo:text-align="start" style:justify-single-word="false"/>
      <style:text-properties officeooo:rsid="0013fbc7" officeooo:paragraph-rsid="0013fbc7"/>
    </style:style>
    <style:style style:name="P45" style:family="paragraph" style:parent-style-name="Text_20_body" style:list-style-name="L1">
      <style:paragraph-properties fo:text-align="start" style:justify-single-word="false"/>
      <style:text-properties officeooo:rsid="00275e23" officeooo:paragraph-rsid="00275e23"/>
    </style:style>
    <style:style style:name="P46" style:family="paragraph" style:parent-style-name="Text_20_body">
      <style:paragraph-properties fo:text-align="start" style:justify-single-word="false"/>
      <style:text-properties officeooo:rsid="00275e23" officeooo:paragraph-rsid="00275e23"/>
    </style:style>
    <style:style style:name="P47" style:family="paragraph">
      <loext:graphic-properties draw:fill-color="#000000"/>
    </style:style>
    <style:style style:name="P48" style:family="paragraph">
      <loext:graphic-properties draw:fill="none" draw:fill-color="#ffffff"/>
      <style:paragraph-properties style:writing-mode="lr-tb"/>
    </style:style>
    <style:style style:name="T1" style:family="text">
      <style:text-properties fo:font-size="13pt" fo:font-weight="normal" style:font-size-asian="11.3500003814697pt" style:font-weight-asian="normal" style:font-size-complex="13pt" style:font-weight-complex="normal"/>
    </style:style>
    <style:style style:name="T2" style:family="text">
      <style:text-properties fo:font-size="13pt" fo:font-weight="normal" officeooo:rsid="000482ab" style:font-size-asian="11.3500003814697pt" style:font-weight-asian="normal" style:font-size-complex="13pt" style:font-weight-complex="normal"/>
    </style:style>
    <style:style style:name="T3" style:family="text">
      <style:text-properties fo:font-size="13pt" fo:font-weight="normal" officeooo:rsid="000cbe64" style:font-size-asian="11.3500003814697pt" style:font-weight-asian="normal" style:font-size-complex="13pt" style:font-weight-complex="normal"/>
    </style:style>
    <style:style style:name="T4" style:family="text">
      <style:text-properties fo:font-size="13pt" fo:font-weight="normal" officeooo:rsid="00113632" style:font-size-asian="11.3500003814697pt" style:font-weight-asian="normal" style:font-size-complex="13pt" style:font-weight-complex="normal"/>
    </style:style>
    <style:style style:name="T5" style:family="text">
      <style:text-properties fo:font-size="13pt" fo:font-weight="normal" officeooo:rsid="001a7368" style:font-size-asian="11.3500003814697pt" style:font-weight-asian="normal" style:font-size-complex="13pt" style:font-weight-complex="normal"/>
    </style:style>
    <style:style style:name="T6" style:family="text">
      <style:text-properties fo:font-size="13pt" fo:font-weight="normal" officeooo:rsid="001baf90" style:font-size-asian="11.3500003814697pt" style:font-weight-asian="normal" style:font-size-complex="13pt" style:font-weight-complex="normal"/>
    </style:style>
    <style:style style:name="T7" style:family="text">
      <style:text-properties fo:font-size="13pt" fo:font-weight="normal" officeooo:rsid="0020859e" style:font-size-asian="11.3500003814697pt" style:font-weight-asian="normal" style:font-size-complex="13pt" style:font-weight-complex="normal"/>
    </style:style>
    <style:style style:name="T8" style:family="text">
      <style:text-properties fo:font-size="13pt" fo:font-weight="normal" officeooo:rsid="002181e6" style:font-size-asian="11.3500003814697pt" style:font-weight-asian="normal" style:font-size-complex="13pt" style:font-weight-complex="normal"/>
    </style:style>
    <style:style style:name="T9" style:family="text">
      <style:text-properties fo:font-size="13pt" fo:font-weight="normal" officeooo:rsid="00231641" style:font-size-asian="11.3500003814697pt" style:font-weight-asian="normal" style:font-size-complex="13pt" style:font-weight-complex="normal"/>
    </style:style>
    <style:style style:name="T10" style:family="text">
      <style:text-properties fo:font-size="13pt" fo:font-weight="normal" officeooo:rsid="0026f7f9" style:font-size-asian="11.3500003814697pt" style:font-weight-asian="normal" style:font-size-complex="13pt" style:font-weight-complex="normal"/>
    </style:style>
    <style:style style:name="T11" style:family="text">
      <style:text-properties fo:font-size="13pt" fo:font-weight="normal" officeooo:rsid="0027c05b" style:font-size-asian="11.3500003814697pt" style:font-weight-asian="normal" style:font-size-complex="13pt" style:font-weight-complex="normal"/>
    </style:style>
    <style:style style:name="T12" style:family="text">
      <style:text-properties fo:font-size="13pt" style:font-size-asian="11.3500003814697pt" style:font-size-complex="13pt"/>
    </style:style>
    <style:style style:name="T13" style:family="text">
      <style:text-properties fo:font-size="13pt" officeooo:rsid="0017e12b" style:font-size-asian="11.3500003814697pt" style:font-size-complex="13pt"/>
    </style:style>
    <style:style style:name="T14" style:family="text">
      <style:text-properties fo:font-size="13pt" officeooo:rsid="001a7368" style:font-size-asian="11.3500003814697pt" style:font-size-complex="13pt"/>
    </style:style>
    <style:style style:name="T15" style:family="text">
      <style:text-properties fo:font-size="13pt" officeooo:rsid="001e91bc" style:font-size-asian="11.3500003814697pt" style:font-size-complex="13pt"/>
    </style:style>
    <style:style style:name="T16" style:family="text">
      <style:text-properties officeooo:rsid="000b3a8b"/>
    </style:style>
    <style:style style:name="T17" style:family="text">
      <style:text-properties officeooo:rsid="0020859e"/>
    </style:style>
    <style:style style:name="T18" style:family="text">
      <style:text-properties fo:color="#0e101a" loext:opacity="100%" fo:font-size="13pt" fo:font-weight="normal" fo:background-color="transparent" loext:char-shading-value="0" style:font-size-asian="11.3500003814697pt" style:font-weight-asian="normal" style:font-size-complex="13pt" style:font-weight-complex="normal"/>
    </style:style>
    <style:style style:name="T19" style:family="text">
      <style:text-properties fo:color="#0e101a" loext:opacity="100%" fo:font-size="13pt" fo:font-weight="normal" officeooo:rsid="000cbe64" fo:background-color="transparent" loext:char-shading-value="0" style:font-size-asian="11.3500003814697pt" style:font-weight-asian="normal" style:font-size-complex="13pt" style:font-weight-complex="normal"/>
    </style:style>
    <style:style style:name="T20" style:family="text">
      <style:text-properties fo:color="#0e101a" loext:opacity="100%" fo:font-size="13pt" fo:font-weight="normal" officeooo:rsid="00113632" fo:background-color="transparent" loext:char-shading-value="0" style:font-size-asian="11.3500003814697pt" style:font-weight-asian="normal" style:font-size-complex="13pt" style:font-weight-complex="normal"/>
    </style:style>
    <style:style style:name="T21" style:family="text">
      <style:text-properties fo:color="#0e101a" loext:opacity="100%" fo:font-size="13pt" fo:font-weight="normal" officeooo:rsid="0027c05b" fo:background-color="transparent" loext:char-shading-value="0" style:font-size-asian="11.3500003814697pt" style:font-weight-asian="normal" style:font-size-complex="13pt" style:font-weight-complex="normal"/>
    </style:style>
    <style:style style:name="T22" style:family="text">
      <style:text-properties fo:color="#4a6ee0" loext:opacity="100%" fo:font-size="13pt" fo:font-weight="normal" officeooo:rsid="000cbe64" fo:background-color="transparent" loext:char-shading-value="0" style:font-size-asian="11.3500003814697pt" style:font-weight-asian="normal" style:font-size-complex="13pt" style:font-weight-complex="normal"/>
    </style:style>
    <style:style style:name="T23" style:family="text">
      <style:text-properties officeooo:rsid="000482ab"/>
    </style:style>
    <style:style style:name="T24" style:family="text">
      <style:text-properties officeooo:rsid="0027c05b"/>
    </style:style>
    <style:style style:name="T25" style:family="text">
      <style:text-properties style:text-position="-8% 58%"/>
    </style:style>
    <style:style style:name="T26" style:family="text">
      <style:text-properties style:text-position="0% 100%"/>
    </style:style>
    <style:style style:name="T27" style:family="text">
      <style:text-properties fo:font-size="12pt" style:font-size-asian="10.5pt" style:font-size-complex="12pt"/>
    </style:style>
    <style:style style:name="T28" style:family="text">
      <style:text-properties style:text-position="-8% 58%" fo:font-size="12pt" style:font-size-asian="10.5pt" style:font-size-complex="12pt"/>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marker-end="Arrowheads_20_5" draw:fill-color="#000000" draw:textarea-horizontal-align="justify" draw:textarea-vertical-align="middle" draw:auto-grow-height="false" fo:min-height="0.2811in" fo:min-width="2.9362in" style:run-through="foreground"/>
    </style:style>
    <style:style style:name="gr3" style:family="graphic">
      <style:graphic-properties draw:marker-end="Arrowheads_20_5" draw:fill-color="#000000" draw:textarea-horizontal-align="justify" draw:textarea-vertical-align="middle" draw:auto-grow-height="false" fo:min-height="0.2811in" fo:min-width="2.9354in" style:run-through="foreground"/>
    </style:style>
    <style:style style:name="gr4" style:family="graphic">
      <style:graphic-properties draw:stroke="none" svg:stroke-color="#000000" draw:marker-end="Arrowheads_20_2" draw:fill="none" draw:fill-color="#ffffff" fo:min-height="0.5756in" style:run-through="foreground"/>
      <style:paragraph-properties style:writing-mode="lr-tb"/>
    </style:style>
    <style:style style:name="gr5" style:family="graphic">
      <style:graphic-properties draw:stroke="none" svg:stroke-color="#000000" draw:marker-end="Arrowheads_20_2" draw:fill="none" draw:fill-color="#ffffff" fo:min-height="0.3839in" style:run-through="foreground"/>
      <style:paragraph-properties style:writing-mode="lr-tb"/>
    </style:style>
    <style:style style:name="gr6" style:family="graphic">
      <style:graphic-properties draw:stroke="none" svg:stroke-color="#000000" draw:marker-end="Arrowheads_20_2" draw:fill="none" draw:fill-color="#ffffff" fo:min-height="0.3453in" style:run-through="foreground"/>
      <style:paragraph-properties style:writing-mode="lr-tb"/>
    </style:style>
    <style:style style:name="gr7" style:family="graphic">
      <style:graphic-properties draw:stroke="none" svg:stroke-color="#000000" draw:marker-end="Arrowheads_20_2" draw:fill="none" draw:fill-color="#ffffff" fo:min-height="0.2709in" style:run-through="foreground"/>
      <style:paragraph-properties style:writing-mode="lr-tb"/>
    </style:style>
    <style:style style:name="gr8" style:family="graphic">
      <style:graphic-properties draw:stroke="none" svg:stroke-color="#000000" draw:marker-end="Arrowheads_20_2" draw:fill="none" draw:fill-color="#ffffff" fo:min-height="0.3839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marker-end="Arrowheads_20_5" draw:fill-color="#000000" draw:textarea-horizontal-align="justify" draw:textarea-vertical-align="middle" draw:auto-grow-height="false" fo:min-height="0.2811in" fo:min-width="2.9362in"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marker-end="Arrowheads_20_2" draw:fill="none" draw:fill-color="#ffffff" fo:min-height="0.5756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marker-end="Arrowheads_20_5" draw:fill-color="#000000" draw:textarea-horizontal-align="justify" draw:textarea-vertical-align="middle" draw:auto-grow-height="false" fo:min-height="0.2811in" fo:min-width="2.9354in"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marker-end="Arrowheads_20_2" draw:fill="none" draw:fill-color="#ffffff" fo:min-height="0.1925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V204 project report</text:p>
      <text:p text:style-name="P21">Second phase</text:p>
      <text:p text:style-name="P3"/>
      <text:p text:style-name="P41"><text:span text:style-name="T23">1. Used technologies:</text:span></text:p>
      <text:p text:style-name="P41"/>
      <text:p text:style-name="P26"><text:span text:style-name="T2">The project uses the Gradle template developed by our faculty with preinstalled simulator and compilator of JavaCard applets (https://github.com/crocs-muni/javacard-gradle-template-edu).</text:span></text:p>
      <text:p text:style-name="P26"><text:span text:style-name="T2">The simulator this template uses is available on https://github.com/licel/jcardsim, and its documentation https://jcardsim.org. This simulator provides the functionality of JavaCard with its API (https://docs.oracle.com/javacard/3.0.5/api/). Compilation of the applet is done by https://github.com/martinpaljak/ant-javacard and uploaded to JavaCard using GlobalPlatformPro (https://github.com/martinpaljak/GlobalPlatformPro). </text:span></text:p>
      <text:p text:style-name="P4"/>
      <text:p text:style-name="P39">2. <text:span text:style-name="T16">Implementation in project:</text:span></text:p>
      <text:p text:style-name="P39"/>
      <text:p text:style-name="P5">The project uses the JavaCard cryptography library to implement the secure channel. Our project is implemented within the aforementioned Gradle template to simplify testing and compilation. The desktop client will use basic Java libraries and libraries that help communicate with the card.</text:p>
      <text:p text:style-name="P5"/>
      <text:p text:style-name="P40">3. Project design:</text:p>
      <text:p text:style-name="P2"/>
      <text:p text:style-name="P2">Secure Channel</text:p>
      <text:p text:style-name="P6"><text:span text:style-name="T19">The project implements a secure channel to protect data confidentiality and integrity. The secure channel is inspired by </text:span><text:a xlink:type="simple" xlink:href="https://github.com/status-im/status-keycard/" office:target-frame-name="_blank" xlink:show="new" text:style-name="Internet_20_link" text:visited-style-name="Visited_20_Internet_20_Link"><text:span text:style-name="T22">https://github.com/status-im/status-keycard/</text:span></text:a><text:span text:style-name="T19">, but has some modifications, which simplifies the creation of the secure channel but should not affect the security. Channel is created by performing the following steps:</text:span></text:p>
      <text:p text:style-name="P6"><text:span text:style-name="T19"/></text:p>
      <text:list xml:id="list4037915476" text:style-name="L1">
        <text:list-item>
          <text:p text:style-name="P8"><text:span text:style-name="T3">A</text:span><text:span text:style-name="T1">pplet is selected – There can happen </text:span><text:span text:style-name="T10">two</text:span><text:span text:style-name="T1"> situations.</text:span></text:p>
          <text:list>
            <text:list-item>
              <text:p text:style-name="P9"><draw:g text:anchor-type="paragraph" draw:z-index="0" draw:name="DrawObject1" draw:style-name="gr12"><draw:custom-shape draw:name="Shape 3" draw:style-name="gr2" draw:text-style-name="P47" svg:width="2.9362in" svg:height="0.2815in" svg:x="2.813in" svg:y="3.4244in"><text:p/><draw:enhanced-geometry svg:viewBox="0 0 21600 21600" draw:mirror-horizontal="false" draw:mirror-vertical="fals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 draw:style-name="gr3" draw:text-style-name="P47" svg:width="2.9358in" svg:height="0.2815in" svg:x="2.8272in" svg:y="2.3307in"><text:p/><draw:enhanced-geometry svg:viewBox="0 0 21600 21600" draw:mirror-horizontal="false" draw:mirror-vertical="fals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1" draw:style-name="gr13" draw:text-style-name="P48" svg:width="0.6496in" svg:height="0.1925in" svg:x="3.639in" svg:y="2.2055in"><draw:text-box><text:p>Select</text:p></draw:text-box></draw:frame><draw:custom-shape draw:name="Shape 2" draw:style-name="gr2" draw:text-style-name="P47" svg:width="2.9362in" svg:height="0.2815in" svg:x="2.7717in" svg:y="2.798in"><text:p/><draw:enhanced-geometry svg:viewBox="0 0 21600 21600" draw:mirror-vertical="false" draw:mirror-horizontal="tru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2" draw:style-name="gr5" draw:text-style-name="P48" svg:width="2.8012in" svg:height="0.3843in" svg:x="3.3811in" svg:y="2.7055in"><draw:text-box><text:p>PublicKey(Diffie-Helman)</text:p></draw:text-box></draw:frame><draw:frame draw:name="Text Frame 3" draw:style-name="gr5" draw:text-style-name="P48" svg:width="4.0051in" svg:height="0.3843in" svg:x="2.813in" svg:y="3.1744in"><draw:text-box><text:p>INS_INIT(PK[DH], IV, <text:span text:style-name="T27">[PIN,PUK,PairingSe</text:span><text:span text:style-name="T27">cret]</text:span><text:span text:style-name="T28">sk)</text:span></text:p></draw:text-box></draw:frame><draw:custom-shape draw:name="Shape 4" draw:style-name="gr2" draw:text-style-name="P47" svg:width="2.9362in" svg:height="0.2815in" svg:x="2.7583in" svg:y="3.8602in"><text:p/><draw:enhanced-geometry svg:viewBox="0 0 21600 21600" draw:mirror-vertical="false" draw:mirror-horizontal="tru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4" draw:style-name="gr7" draw:text-style-name="P48" svg:width="1.4071in" svg:height="0.2713in" svg:x="3.6929in" svg:y="3.7575in"><draw:text-box><text:p>OK (0x9000)</text:p></draw:text-box></draw:frame></draw:g><text:span text:style-name="T1">The card is not yet initialized. There is no authentication of the client. The card sends a diffie-helman public key to the client. The client then generates its diffie-helman key-pair, creates a common secret from diffie-helman (session key), and generates a random number, which is hashed and used as a pairing secret. Another random number is generated as an Initialization vector(IV) for symmetric encryption(AES), where a derived common secret from Diffie-Helman is used as an encryption key. Now client sends INS_INIT with its own DH public key, IV and encrypted PIN, PUK and the random number to generate a pairing secret. The card creates a new DH key-pair while saving the pairing secret, PIN and PUK. The card then confirms everything has been successfully finished. Signalling the secure can now be opened.</text:span></text:p>
            </text:list-item>
          </text:list>
        </text:list-item>
      </text:list>
      <text:p text:style-name="P10"/>
      <text:p text:style-name="P10"/>
      <text:p text:style-name="P10"/>
      <text:p text:style-name="P10"/>
      <text:p text:style-name="P10"/>
      <text:p text:style-name="P10"/>
      <text:p text:style-name="P10"/>
      <text:list xml:id="list200724859899276" text:continue-numbering="true" text:style-name="L1">
        <text:list-item>
          <text:list>
            <text:list-item>
              <text:p text:style-name="P9"><text:soft-page-break/><text:span text:style-name="T4">The card is already initialized. The card sends a flag which indicates it has been initialized, and the client should be able to open a secure channel</text:span></text:p>
            </text:list-item>
          </text:list>
          <text:p text:style-name="P11"/>
        </text:list-item>
        <text:list-item>
          <text:p text:style-name="P43"><text:span text:style-name="T20">The client generates a new DH key-pair and sends instruction INS_OPEN_SC with the fresh public key. The card generates its key-pair and derives a common secret from a new private key and received public key. Card now derives two session keys by using the hash function sha512. Input to this hash function is derived common secret from DH, a pairing secret (established during initialization, used to authenticate both sides) and a 32-bit long random number. The result of this hash function is separated into two keys long 256-bit, one for MAC and the other for message encryption. Card now sends PK(DH), next IV (random number) and the random number used to derive the keys. The client now derives the keys in the same way. Both parties should now have identical keys.</text:span></text:p>
          <text:p text:style-name="P12"/>
          <text:p text:style-name="P12"><draw:custom-shape text:anchor-type="paragraph" draw:z-index="1" draw:name="Shape 10" draw:style-name="gr11" draw:text-style-name="P47" svg:width="2.9358in" svg:height="0.2815in" svg:x="1.8709in" svg:y="0.1717in"><text:p/><draw:enhanced-geometry svg:viewBox="0 0 21600 21600" draw:mirror-horizontal="false" draw:mirror-vertical="fals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 draw:name="Text Frame 9" draw:style-name="gr10" draw:text-style-name="P48" svg:width="2.3335in" svg:height="0.576in" svg:x="2.1535in" svg:y="0.0465in"><draw:text-box><text:p>INS_OPEN_SC(PK[DH])</text:p></draw:text-box></draw:frame><draw:custom-shape text:anchor-type="paragraph" draw:z-index="3" draw:name="Shape 11" draw:style-name="gr9" draw:text-style-name="P47" svg:width="2.9362in" svg:height="0.2815in" svg:x="1.8154in" svg:y="0.639in"><text:p/><draw:enhanced-geometry svg:viewBox="0 0 21600 21600" draw:mirror-vertical="false" draw:mirror-horizontal="tru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name="Text Frame 10" draw:style-name="gr8" draw:text-style-name="P48" svg:width="2.8012in" svg:height="0.3843in" svg:x="2.4252in" svg:y="0.5465in"><draw:text-box><text:p>PK[DH], IV, RN(for key derivation)</text:p></draw:text-box></draw:frame><text:s text:c="2"/></text:p>
        </text:list-item>
      </text:list>
      <text:p text:style-name="P13"/>
      <text:p text:style-name="P13"/>
      <text:p text:style-name="P13"/>
      <text:list xml:id="list200723063532378" text:continue-numbering="true" text:style-name="L1">
        <text:list-item>
          <text:list>
            <text:list-header>
              <text:p text:style-name="P14"/>
            </text:list-header>
          </text:list>
          <text:p text:style-name="P12"/>
        </text:list-item>
        <text:list-item>
          <text:p text:style-name="P44"><text:span text:style-name="T18">The client now generates a random number and sends it encrypted(using the IV from the previous answer) and verified by MAC to the card. The card verifies the integrity of encrypted text by MAC and decrypts the message. Saves the decrypted random number and sends the same challenge with a different number to the client. IV for the following message is MAC received previously by the client. Then both sends the decrypted random number. If the correct number is received on both sides, the secure channel is verified and can be used.</text:span></text:p>
        </text:list-item>
      </text:list>
      <text:p text:style-name="P46"><draw:g text:anchor-type="paragraph" draw:z-index="5" draw:name="DrawObject2" draw:style-name="gr1"><draw:custom-shape draw:name="Shape 9" draw:style-name="gr2" draw:text-style-name="P47" svg:width="2.9362in" svg:height="0.2815in" svg:x="1.9197in" svg:y="0.9831in"><text:p/><draw:enhanced-geometry svg:viewBox="0 0 21600 21600" draw:mirror-horizontal="false" draw:mirror-vertical="fals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 12" draw:style-name="gr3" draw:text-style-name="P47" svg:width="2.9358in" svg:height="0.2815in" svg:x="1.9335in" svg:y="0.1709in"><text:p/><draw:enhanced-geometry svg:viewBox="0 0 21600 21600" draw:mirror-horizontal="false" draw:mirror-vertical="fals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11" draw:style-name="gr4" draw:text-style-name="P48" svg:width="2.4689in" svg:height="0.576in" svg:x="2.039in" svg:y="0.0457in"><draw:text-box><text:p>INS_VERIFY_SC_P1([RN]<text:span text:style-name="T25">sk+mac</text:span> <text:s/>)</text:p></draw:text-box></draw:frame><draw:custom-shape draw:name="Shape 13" draw:style-name="gr2" draw:text-style-name="P47" svg:width="2.9362in" svg:height="0.2815in" svg:x="1.878in" svg:y="0.5547in"><text:p/><draw:enhanced-geometry svg:viewBox="0 0 21600 21600" draw:mirror-vertical="false" draw:mirror-horizontal="tru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12" draw:style-name="gr5" draw:text-style-name="P48" svg:width="1.0622in" svg:height="0.3843in" svg:x="2.8835in" svg:y="0.452in"><draw:text-box><text:p>[RN<text:span text:style-name="T25">2</text:span>]<text:span text:style-name="T25">sk+mac</text:span></text:p></draw:text-box></draw:frame><draw:frame draw:name="Text Frame 13" draw:style-name="gr6" draw:text-style-name="P48" svg:width="2.3232in" svg:height="0.3453in" svg:x="2.0181in" svg:y="0.9193in"><draw:text-box><text:p>INS_VERIFY_SC_P2(RN<text:span text:style-name="T25">2</text:span><text:span text:style-name="T26">)</text:span></text:p></draw:text-box></draw:frame><draw:custom-shape draw:name="Shape 14" draw:style-name="gr2" draw:text-style-name="P47" svg:width="2.9362in" svg:height="0.2815in" svg:x="1.8961in" svg:y="1.3882in"><text:p/><draw:enhanced-geometry svg:viewBox="0 0 21600 21600" draw:mirror-vertical="false" draw:mirror-horizontal="true" draw:text-areas="0 ?f0 ?f5 ?f2" draw:type="right-arrow" draw:modifiers="18913.2678132678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name="Text Frame 14" draw:style-name="gr7" draw:text-style-name="P48" svg:width="0.3961in" svg:height="0.2713in" svg:x="3.0236in" svg:y="1.2646in"><draw:text-box><text:p>RN</text:p></draw:text-box></draw:frame></draw:g><text:span text:style-name="T18"/></text:p>
      <text:p text:style-name="P46"><text:span text:style-name="T18"/></text:p>
      <text:p text:style-name="P46"><text:span text:style-name="T18"/></text:p>
      <text:p text:style-name="P46"><text:span text:style-name="T18"/></text:p>
      <text:p text:style-name="P46"><text:span text:style-name="T18"/></text:p>
      <text:p text:style-name="P46"><text:span text:style-name="T18"/></text:p>
      <text:list xml:id="list200724284753149" text:continue-numbering="true" text:style-name="L1">
        <text:list-item>
          <text:p text:style-name="P45"><text:span text:style-name="T18">The following messages are sent in a secure channel. Meaning they are encrypted by the AES, while using the previously sent MAC as IV. MAC is created to protect </text:span><text:span text:style-name="T21">integrity</text:span><text:span text:style-name="T18"> c</text:span><text:span text:style-name="T21">i</text:span><text:span text:style-name="T18">pher text and added to the start of the data section within the APDU packet before sending.</text:span></text:p>
        </text:list-item>
      </text:list>
      <text:p text:style-name="P15"/>
      <text:p text:style-name="P16"/>
      <text:p text:style-name="P16"/>
      <text:p text:style-name="P7"><text:soft-page-break/><text:span text:style-name="T13">U</text:span><text:span text:style-name="T12">ser Interface</text:span></text:p>
      <text:p text:style-name="P30"><text:span text:style-name="T5">A user uses CLI on the client to query operations on the card. The client has an internal state of the card, which is used to validate commands on the client side before sending them to the card. Card also verifies necessary prerequisites before performing operations for security reasons. The user also sees the state of the card in the CLI at the end of the prompt: </text:span></text:p>
      <text:list xml:id="list3518892569" text:style-name="L11">
        <text:list-item>
          <text:p text:style-name="P28"><text:span text:style-name="T5">“X” - Pin has not been verified in this session.</text:span></text:p>
        </text:list-item>
        <text:list-item>
          <text:p text:style-name="P28"><text:span text:style-name="T5">“V” - Pin has been verified in this session.</text:span></text:p>
        </text:list-item>
        <text:list-item>
          <text:p text:style-name="P28"><text:span text:style-name="T5">“!” - Card is blocked due to too many failed attempts.</text:span></text:p>
        </text:list-item>
        <text:list-item>
          <text:p text:style-name="P28"><text:span text:style-name="T5">“#” - Card is permanently blocked.</text:span></text:p>
        </text:list-item>
      </text:list>
      <text:p text:style-name="P30"><text:span text:style-name="T5">The client chooses operations by providing an identification number of the command to the CLI interface. A user can list all available commands. PIN and PUK are not hidden from the user due to implementation reasons. However, in the final submission, they should be hidden to prevent reading them from the console.</text:span></text:p>
      <text:p text:style-name="P17"/>
      <text:p text:style-name="P2">Applet</text:p>
      <text:p text:style-name="P29"><text:span text:style-name="T1">The card offers verification of PIN with three attempts. If the user inputs wrong PIN for the third time, he can use PUK to unblock the card. There are ten attempts before locking the card permanently. PIN and PUK can be changed if provided correct PIN. A user can also remove or regenerate the pairing key used during the secure channel's initialization but must provide a PIN first. The card offers a command to show the current state of the secure channel and PIN verification with the remaining attempts. </text:span></text:p>
      <text:p text:style-name="P17"/>
      <text:p text:style-name="P24">Data storage</text:p>
      <text:p text:style-name="P18"><text:span text:style-name="T24">Data storage and its queries are</text:span> not completed yet. We aim to use Linked-list as a data structure to stor<text:span text:style-name="T17">e </text:span>key/value pairs. <text:span text:style-name="T17">But the main implementation is currently missing.</text:span></text:p>
      <text:p text:style-name="P18"/>
      <text:p text:style-name="P38">4. State of the project:</text:p>
      <text:p text:style-name="P19"/>
      <text:p text:style-name="P25">Current problems in design</text:p>
      <text:p text:style-name="P25"/>
      <text:list xml:id="list1643092264" text:style-name="L3">
        <text:list-item>
          <text:p text:style-name="P42"><text:span text:style-name="T7">The desktop client uses some cryptography libraries from JavaCard. Before final submission, I want to depend only on native Java cryptography libraries within the client application.</text:span></text:p>
        </text:list-item>
        <text:list-item>
          <text:p text:style-name="P42"><text:span text:style-name="T7">LinkedList may not be ideal due to the high demand for memory.</text:span></text:p>
        </text:list-item>
        <text:list-item>
          <text:p text:style-name="P42"><text:span text:style-name="T7">Status words are not currently protected against modification by MAC. As a result, the client cannot depend on them. Currently, many commands use Status Words as an indicator if the command has finished successfully.</text:span></text:p>
        </text:list-item>
        <text:list-item>
          <text:p text:style-name="P42"><text:span text:style-name="T7">PIN and PUK are visible to the user and cannot be hidden.</text:span></text:p>
        </text:list-item>
        <text:list-item>
          <text:p text:style-name="P42"><text:span text:style-name="T7">PIN and PUK are nulled during re-initialization. Potential memory leak if the garbage collector is not present.</text:span></text:p>
        </text:list-item>
      </text:list>
      <text:p text:style-name="P37"><text:span text:style-name="T1"/></text:p>
      <text:p text:style-name="P32"><text:span text:style-name="T12">Work to do</text:span></text:p>
      <text:p text:style-name="P32"><text:span text:style-name="T12"/></text:p>
      <text:list xml:id="list2746523356" text:style-name="L4">
        <text:list-item>
          <text:p text:style-name="P34"><text:span text:style-name="T12">Implement the storage inside the card.</text:span></text:p>
        </text:list-item>
        <text:list-item>
          <text:p text:style-name="P34"><text:span text:style-name="T12">Integrate the commands to query storage on the card inside the existing CLI.</text:span></text:p>
        </text:list-item>
        <text:list-item>
          <text:p text:style-name="P34"><text:span text:style-name="T12">Compile the applet and test it with an actual card.</text:span></text:p>
        </text:list-item>
        <text:list-item>
          <text:p text:style-name="P34"><text:span text:style-name="T12">Do final documentation and record presentation. </text:span></text:p>
        </text:list-item>
      </text:list>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heads_20_2" draw:display-name="Arrowheads 2" svg:viewBox="0 0 1131 754" svg:d="M566 0l-566 754 114-85 136-68 148-46 161-17 161 13 153 46 140 68 118 89z"/>
    <draw:marker draw:name="Arrowheads_20_5" draw:display-name="Arrowheads 5" svg:viewBox="0 0 15000 8146" svg:d="M29 0l-29 653 244 1943 761 1804 1183 1560 1562 1182 1806 760 1894 244 1994-244 1806-760 1562-1182 1183-1560 761-1804 244-1943-29-65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20:07:14.097551570</meta:creation-date>
    <meta:generator>LibreOffice/7.3.7.2$Linux_X86_64 LibreOffice_project/30$Build-2</meta:generator>
    <dc:date>2023-03-26T20:07:22.715762451</dc:date>
    <meta:editing-duration>PT5H3M27S</meta:editing-duration>
    <meta:editing-cycles>5</meta:editing-cycles>
    <meta:document-statistic meta:table-count="0" meta:image-count="0" meta:object-count="0" meta:page-count="3" meta:paragraph-count="40" meta:word-count="1044" meta:character-count="6446" meta:non-whitespace-character-count="5453"/>
  </office:meta>
</office:document-meta>
</file>